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2" style:family="paragraph" style:parent-style-name="Standard" style:list-style-name="" style:master-page-name="Standard">
      <style:paragraph-properties fo:margin-top="0in" fo:margin-bottom="0.139in" fo:line-height="115%" style:page-number="auto"/>
      <style:text-properties fo:font-size="11pt" fo:language="en" fo:country="none" style:font-size-asian="11pt" style:font-size-complex="11pt"/>
    </style:style>
    <style:style style:name="T1" style:family="text">
      <style:text-properties style:text-position="super 58%"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4"/>There once was a princess Hillony who was very good at math. Her favorite number was 1,000 because that was the number of years to pass the test. The goal was to NOT get kissed by a prince, knight, or any sort of man. <text:s/></text:p>
      <text:p text:style-name="P1"><text:s text:c="29"/>The school was in the heart of the earth which is very hot but only feels like that when your feet first touch it because only princesses have special skin that can adjust to the heat.</text:p>
      <text:p text:style-name="P1"><text:tab/>Hillony was a very good student but sometimes on her free time she would sit in a corner wondering if there was a world beyond desk and the door that stood in front of her. Hillony was only five years old and did not get the point of school <text:span text:style-name="T2">Note: 7</text:span><text:span text:style-name="T1">th</text:span><text:span text:style-name="T2"> graders still have trouble figuring that out. </text:span><text:span text:style-name="T3">Yes, she was good at math and yes, sometimes solving problems were fun but what is the point of sitting at a desk for 3 hours listening to a teacher talk.</text:span></text:p>
      <text:p text:style-name="P1"><text:span text:style-name="T3"><text:tab/>Hillony did not understand what the fuss was all about. Her teacher gave her princess alphabet books and tried to show her that A was for Arangatang and B was for Book. Her friends tried to explain to her that she must pay attention but she ignored them and simply read a book under the table.</text:span></text:p>
      <text:p text:style-name="P1"><text:span text:style-name="T3"><text:tab/>Another problem with school was that they had this obsession with drawing people. The teacher would hand her a piece of paper and a box of crayons and tell her to draw a person. Hillony did not want to draw people she wanted to draw cats and only cats. The teacher would look at her drawing in dismay and shake her head. One day, in the middle of class. The teacher drew her out in front of the entire class and forced her to draw a person on the board. </text:span></text:p>
      <text:p text:style-name="P1"><text:span text:style-name="T3"><text:tab/>“Thats a funny looking person,” said a kid from across the room, “Why does she draw people so funny?” </text:span></text:p>
      <text:p text:style-name="P1"><text:span text:style-name="T3"><text:tab/>“Its a cat, OK?” she said drawing ears and whiskers on the person-c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letter-kerning="true"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347" meta:character-count="1831"/>
    <dc:date>2013-06-27T20:20:41</dc:date>
    <meta:generator>OpenOffice.org/3.4.1$Unix OpenOffice.org_project/341m1$Build-9593</meta:generator>
  </office:meta>
</office:document-meta>
</file>